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125cm"/>
    </style:style>
    <style:style style:name="Tabella1.B" style:family="table-column">
      <style:table-column-properties style:column-width="8.123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P5" style:family="paragraph" style:parent-style-name="Standard">
      <style:text-properties fo:font-size="11pt" style:font-size-asian="11pt"/>
    </style:style>
    <style:style style:name="P6" style:family="paragraph" style:parent-style-name="Standard">
      <style:paragraph-properties style:snap-to-layout-grid="false"/>
      <style:text-properties fo:font-size="11pt" style:font-size-asian="11pt"/>
    </style:style>
    <style:style style:name="P7" style:family="paragraph" style:parent-style-name="Standard">
      <style:paragraph-properties fo:text-align="end" style:justify-single-word="false"/>
      <style:text-properties fo:font-size="11pt" style:font-size-asian="11pt"/>
    </style:style>
    <style:style style:name="P8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9" style:family="paragraph" style:parent-style-name="Standard">
      <style:text-properties fo:font-size="11pt" fo:font-weight="bold" style:font-size-asian="11pt" style:font-weight-asian="bold"/>
    </style:style>
    <style:style style:name="P1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11" style:family="paragraph" style:parent-style-name="Standard">
      <style:text-properties fo:font-size="11pt" fo:font-weight="bold" officeooo:rsid="000e1757" officeooo:paragraph-rsid="00031750" style:font-size-asian="11pt" style:font-weight-asian="bold" style:font-size-complex="11pt"/>
    </style:style>
    <style:style style:name="P12" style:family="paragraph" style:parent-style-name="Standard">
      <style:text-properties fo:font-size="11pt" fo:font-weight="bold" officeooo:paragraph-rsid="00031750" style:font-size-asian="11pt" style:font-weight-asian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6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8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20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21" style:family="paragraph" style:parent-style-name="Standard">
      <style:text-properties officeooo:paragraph-rsid="000268af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31750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fo:font-size="12pt" style:font-size-asian="12pt"/>
    </style:style>
    <style:style style:name="P2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style:font-size-asian="12pt"/>
    </style:style>
    <style:style style:name="P2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officeooo:rsid="00031750" officeooo:paragraph-rsid="00031750" style:font-size-asian="12pt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Footer">
      <style:text-properties style:font-name="Zurich XBlk BT" fo:font-size="8pt" style:font-size-asian="8pt" style:font-name-complex="Zurich XBlk BT"/>
    </style:style>
    <style:style style:name="P31" style:family="paragraph" style:parent-style-name="Normale">
      <style:paragraph-properties fo:text-align="end" style:justify-single-word="false"/>
      <style:text-properties officeooo:paragraph-rsid="000268af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268af" style:font-size-asian="11pt" style:font-weight-asian="bold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268af" style:font-weight-asian="bold"/>
    </style:style>
    <style:style style:name="P34" style:family="paragraph" style:parent-style-name="Normale">
      <style:paragraph-properties fo:text-align="end" style:justify-single-word="false"/>
      <style:text-properties officeooo:rsid="00166356" officeooo:paragraph-rsid="000268af"/>
    </style:style>
    <style:style style:name="P35" style:family="paragraph" style:parent-style-name="Normale">
      <style:text-properties officeooo:paragraph-rsid="000268af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officeooo:rsid="000e1757" style:font-size-asian="11pt" style:font-weight-asian="bold" style:font-size-complex="11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31750" style:font-size-asian="12pt" style:font-size-complex="12pt"/>
    </style:style>
    <style:style style:name="T8" style:family="text">
      <style:text-properties fo:font-size="12pt" officeooo:rsid="00031750" style:font-size-asian="12pt"/>
    </style:style>
    <style:style style:name="T9" style:family="text">
      <style:text-properties fo:font-size="12pt" fo:background-color="#00ff00" style:font-size-asian="12pt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style:font-weight-complex="bold"/>
    </style:style>
    <style:style style:name="T12" style:family="text">
      <style:text-properties fo:font-size="8pt" fo:font-style="italic" style:font-size-asian="8pt" style:font-style-asian="italic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officeooo:rsid="0003175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Standard"/>
      <text:p text:style-name="P2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35"><text:span text:style-name="Car._20_predefinito_20_paragrafo"><text:span text:style-name="T2">Rifer. a nota n. [numero] del [data_protocollo]</text:span></text:span>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Al Sig. [richiedenti.nominativo;block=tbs:row;]</text:p>
            <text:p text:style-name="P32">[richiedenti.indirizzo]</text:p>
            <text:p text:style-name="P32">[richiedenti.cap] [richiedenti.comune] ([richiedenti.prov])</text:p>
            <text:p text:style-name="P33"/>
          </table:table-cell>
        </table:table-row>
        <table:table-row>
          <table:table-cell table:style-name="Tabella6.A1" office:value-type="string">
            <text:p text:style-name="P35">Allegati: //</text:p>
          </table:table-cell>
          <table:table-cell table:style-name="Tabella6.A1" office:value-type="string">
            <text:p text:style-name="P34"/>
          </table:table-cell>
          <table:table-cell table:style-name="Tabella6.A1" office:value-type="string">
            <text:p text:style-name="P32">[progettisti.nominativo;block=tbs:row;]</text:p>
            <text:p text:style-name="P32">[progettisti.indirizzo]</text:p>
            <text:p text:style-name="P32"><text:span text:style-name="Car._20_predefinito_20_paragrafo">[progettisti.cap] [progettisti.comune] ([progettisti.prov])</text:span></text:p>
            <text:p text:style-name="P32"><text:span text:style-name="Car._20_predefinito_20_paragrafo"><text:span text:style-name="T4"/></text:span></text:p>
          </table:table-cell>
        </table:table-row>
        <table:table-row>
          <table:table-cell table:style-name="Tabella6.A1" office:value-type="string">
            <text:p text:style-name="P35"/>
          </table:table-cell>
          <table:table-cell table:style-name="Tabella6.A1" office:value-type="string">
            <text:p text:style-name="P34">e p.c.</text:p>
          </table:table-cell>
          <table:table-cell table:style-name="Tabella6.A1" office:value-type="string">
            <text:p text:style-name="P12">All’Agenzia del Territorio</text:p>
            <text:p text:style-name="P12">Ufficio Provinciale di Savona</text:p>
            <text:p text:style-name="P12">Corso Ricci 14</text:p>
            <text:p text:style-name="P11">17100 <text:span text:style-name="T14">Savona</text:span> <text:span text:style-name="T14">(SV)</text:span></text:p>
            <text:p text:style-name="P10"/>
          </table:table-cell>
        </table:table-row>
      </table:table>
      <text:p text:style-name="P35"/>
      <text:p text:style-name="P2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">Oggetto :</text:p>
          </table:table-cell>
          <table:table-cell table:style-name="Tabella3.A1" office:value-type="string">
            <text:p text:style-name="P13"><text:span text:style-name="T5">Denuncia di inizio attività a sensi della L.R. n. 29/02 </text:span><text:span text:style-name="T9">n. 16/08 e s.m.i.</text:span><text:span text:style-name="T11"> </text:span><text:span text:style-name="T5">relativa </text:span><text:span text:style-name="T8">[oggetto] </text:span><text:span text:style-name="T5">presso </text:span><text:span text:style-name="T8">[ubicazione]. -</text:span><text:span text:style-name="T5"> Comunicazione di fine lavori -</text:span></text:p>
          </table:table-cell>
        </table:table-row>
      </table:table>
      <text:p text:style-name="P22"/>
      <text:p text:style-name="P22"/>
      <text:p text:style-name="P24"><text:span text:style-name="T6">In riferimento alla denuncia di inizio attività, presentata ai sensi della L.R. n. 29/02</text:span><text:span text:style-name="T9"> n. 16/08 e s.m.i.</text:span><text:span text:style-name="T6">, in data </text:span><text:span text:style-name="T7">[onload.data_presentazione] </text:span><text:span text:style-name="T6">e recepita agli atti al prot. N° </text:span><text:span text:style-name="T7">[protocollo] </text:span><text:span text:style-name="T6">del </text:span><text:span text:style-name="T7">[data_protocollo]</text:span><text:span text:style-name="T6"> e in riscontro alla comunicazione di fine lavori datata………, pervenuta il …………. e protocollata il ………… con il n. ………… <text:s/>si comunica che </text:span><text:span text:style-name="T10">l’Agenzia del Territorio, Ufficio Provinciale di Savona </text:span><text:span text:style-name="T6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p>
      <text:p text:style-name="P2"><text:tab/>A tal fine si richiede di produrre la variazione catastale, secondo le modalità sopraevidenziate, <text:s/>entro e non oltre 30 giorni dal ricevimento della presente.</text:p>
      <text:p text:style-name="P23"><text:span text:style-name="T5">Trascorso tale termine, in assenza della presentazione di quanto richiesto, <text:s/>verrà erogata la sanzione di € 516,00, come previsto dall’art. 23, comma 7 del D.p.r. 380/01 e dall’art. 26, comma 10 della L.R. 16/08 e s.m.i.</text:span></text:p>
      <text:p text:style-name="P22"/>
      <text:p text:style-name="P25">Distinti saluti.</text:p>
      <text:p text:style-name="P25"><text:soft-page-break/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7">L’istruttore tecnico</text:p>
            <text:p text:style-name="P28">[responsabile_procedimento]</text:p>
          </table:table-cell>
          <table:table-cell table:style-name="Tabella4.A1" office:value-type="string">
            <text:p text:style-name="P26"/>
          </table:table-cell>
        </table:table-row>
        <table:table-row table:style-name="Tabella4.1">
          <table:table-cell table:style-name="Tabella4.A1" office:value-type="string">
            <text:p text:style-name="P26"/>
          </table:table-cell>
          <table:table-cell table:style-name="Tabella4.A1" office:value-type="string">
            <text:p text:style-name="P27">Il <text:s/>Responsabile del Servizio Edilizia Privata</text:p>
            <text:p text:style-name="P27">Geom. Ivo Maffioli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.501cm" fo:margin-right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ff00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/>
    <style:style style:name="WW8Num15z0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St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3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Footer">
      <style:text-properties style:font-name="Zurich XBlk BT" fo:font-size="8pt" style:font-size-asian="8pt" style:font-name-complex="Zurich XBlk BT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officeooo:rsid="00031750" officeooo:paragraph-rsid="00031750" style:font-size-asian="8pt" style:font-style-asian="italic" style:font-size-complex="8pt"/>
    </style:style>
    <style:style style:name="MP10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T1" style:family="text">
      <style:text-properties style:text-underline-style="solid" style:text-underline-width="auto" style:text-underline-color="font-color" fo:font-weight="bold" style:font-weight-asian="bold"/>
    </style:style>
    <style:style style:name="MT2" style:family="text"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.981cm" fo:margin-top="1.88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/>
        <text:p text:style-name="Header"><draw:frame draw:style-name="Mfr1" draw:name="Cornice1" text:anchor-type="char" svg:x="2.316cm" svg:y="0.275cm" svg:width="14.734cm" svg:height="3.558cm" draw:z-index="0"><draw:text-box><text:p text:style-name="MP1">Comune di Savona</text:p><text:p text:style-name="MP2">Settore Pianificazione Territoriale</text:p><text:p text:style-name="MP3">Sportello Unico per l’Edilizia</text:p><text:p text:style-name="MP4"><text:tab/><text:tab/><text:tab/><text:tab/><text:tab/><text:tab/><text:tab/> <text:s text:c="17"/></text:p><text:p text:style-name="MP4"><text:s text:c="120"/><text:span text:style-name="MT1">RACCOMANDATA A.R.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MP5">Comune di Savona<text:tab/><text:tab/>Settore Pianificazione Territoriale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Procedimento amministrativo</text:p>
            </table:table-cell>
            <table:table-cell table:style-name="Tabella5.B1" office:value-type="string">
              <text:p text:style-name="MP7"/>
            </table:table-cell>
            <table:table-cell table:style-name="Tabella5.B1" office:value-type="string">
              <text:p text:style-name="MP8">Istruttore tecnico:</text:p>
            </table:table-cell>
            <table:table-cell table:style-name="Tabella5.D1" office:value-type="string">
              <text:p text:style-name="MP9">[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8">Struttura responsabile:</text:p>
            </table:table-cell>
            <table:table-cell table:style-name="Tabella5.B2" office:value-type="string">
              <text:p text:style-name="MP8">Servizio Edilizia privata</text:p>
            </table:table-cell>
            <table:table-cell table:style-name="Tabella5.B2" office:value-type="string">
              <text:p text:style-name="MP4"><text:span text:style-name="MT2">Responsabile del procedimento:</text:span></text:p>
            </table:table-cell>
            <table:table-cell table:style-name="Tabella5.D2" office:value-type="string">
              <text:p text:style-name="MP8">geom. Ivo Maffioli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8">corso Italia 19 <text:s/>- <text:s text:c="2"/>17100 Savona</text:p>
            </table:table-cell>
            <table:table-cell table:style-name="Tabella5.B2" office:value-type="string">
              <text:p text:style-name="MP8">Ufficio per visione atti:</text:p>
            </table:table-cell>
            <table:table-cell table:style-name="Tabella5.D2" office:value-type="string">
              <text:p text:style-name="MP8">Servizio Edilizia Privata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8">tel.019-8310291/294/671/363/364</text:p>
              <text:p text:style-name="MP8">telefax 019-8310356</text:p>
            </table:table-cell>
            <table:table-cell table:style-name="Tabella5.B2" office:value-type="string">
              <text:p text:style-name="MP8">Orario:</text:p>
            </table:table-cell>
            <table:table-cell table:style-name="Tabella5.D2" office:value-type="string">
              <text:p text:style-name="MP8">martedì e giovedì ore 10:00 - 12:30</text:p>
              <text:p text:style-name="MP8"/>
            </table:table-cell>
          </table:table-row>
          <table:table-row table:style-name="Tabella5.1">
            <table:table-cell table:style-name="Tabella5.A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D5" office:value-type="string">
              <text:p text:style-name="MP10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0:17:06.329000000</meta:creation-date>
    <dc:date>2014-04-15T10:22:19.300000000</dc:date>
    <meta:print-date>2004-11-03T10:09:00</meta:print-date>
    <meta:editing-cycles>13</meta:editing-cycles>
    <meta:editing-duration>PT32M57S</meta:editing-duration>
    <meta:generator>LibreOffice/4.1.4.2$Windows_x86 LibreOffice_project/0a0440ccc0227ad9829de5f46be37cfb6edcf72</meta:generator>
    <meta:document-statistic meta:table-count="5" meta:image-count="0" meta:object-count="1" meta:page-count="2" meta:paragraph-count="46" meta:word-count="337" meta:character-count="2686" meta:non-whitespace-character-count="2237"/>
  </office:meta>
</office:document-meta>
</file>